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0.3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8pt" style:font-size-complex="18pt"/>
    </style:style>
    <style:style style:name="P3" style:family="paragraph">
      <style:text-properties fo:font-size="9pt" style:font-size-asian="18pt" style:font-size-complex="18pt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.75cm" svg:height="1.5cm" svg:x="4.25cm" svg:y="3.75cm">
            <text:p text:style-name="P1"><text:span text:style-name="T1">Panel I/O</text:span></text:p>
            <text:p text:style-name="P1"><text:span text:style-name="T1">Controller</text:span></text:p>
          </draw:rect>
          <draw:rect draw:style-name="gr1" draw:text-style-name="P2" draw:layer="layout" svg:width="2.75cm" svg:height="1.25cm" svg:x="3.75cm" svg:y="6cm">
            <text:p text:style-name="P1"><text:span text:style-name="T1">Control Panel</text:span></text:p>
          </draw:rect>
          <draw:custom-shape draw:style-name="gr2" draw:text-style-name="P2" draw:layer="layout" svg:width="0.75cm" svg:height="0.75cm" svg:x="4.75cm" svg:y="5.25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3.5cm" svg:y1="3cm" svg:x2="11.251cm" svg:y2="3cm">
            <text:p/>
          </draw:line>
          <draw:frame draw:style-name="gr4" draw:text-style-name="P3" draw:layer="layout" svg:width="2.5cm" svg:height="0.625cm" svg:x="3.5cm" svg:y="2.5cm">
            <draw:text-box>
              <text:p><text:span text:style-name="T1">CAN</text:span></text:p>
            </draw:text-box>
          </draw:frame>
          <draw:custom-shape draw:style-name="gr2" draw:text-style-name="P2" draw:layer="layout" svg:width="0.25cm" svg:height="0.75cm" svg:x="5cm" svg:y="3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1.75cm" svg:height="1.5cm" svg:x="9.001cm" svg:y="3.75cm">
            <text:p text:style-name="P1"><text:span text:style-name="T1">Turnout</text:span></text:p>
            <text:p text:style-name="P1"><text:span text:style-name="T1">Controller</text:span></text:p>
          </draw:rect>
          <draw:custom-shape draw:style-name="gr2" draw:text-style-name="P2" draw:layer="layout" svg:width="0.25cm" svg:height="0.75cm" svg:x="9.751cm" svg:y="3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1.25cm" svg:height="1.25cm" svg:x="8.501cm" svg:y="6cm">
            <text:p text:style-name="P1"><text:span text:style-name="T1">Turnout </text:span></text:p>
            <text:p text:style-name="P1"><text:span text:style-name="T1">Motor</text:span></text:p>
          </draw:rect>
          <draw:custom-shape draw:style-name="gr2" draw:text-style-name="P2" draw:layer="layout" svg:width="0.25cm" svg:height="0.75cm" svg:x="9.001cm" svg:y="5.25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1.5cm" svg:height="0.75cm" svg:x="10.001cm" svg:y="6cm">
            <text:p text:style-name="P1"><text:span text:style-name="T1">Position</text:span></text:p>
            <text:p text:style-name="P1"><text:span text:style-name="T1">feedback</text:span></text:p>
          </draw:rect>
          <draw:custom-shape draw:style-name="gr2" draw:text-style-name="P2" draw:layer="layout" svg:width="0.25cm" svg:height="0.75cm" svg:x="10.501cm" svg:y="5.25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8-04T22:46:08</dc:date>
    <dc:creator>Bob Jacobsen</dc:creator>
    <meta:editing-duration>PT00H13M24S</meta:editing-duration>
    <meta:editing-cycles>4</meta:editing-cycles>
    <meta:generator>OpenOffice.org/3.1$Unix OpenOffice.org_project/310m11$Build-939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